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new athena unicode" svg:font-family="'new athena unicode', athena, gentium, code2000, 'palatino linotype', serif"/>
    <style:font-face style:name="FreeSans1" svg:font-family="FreeSans" style:font-family-generic="swiss"/>
    <style:font-face style:name="Garuda" svg:font-family="Garud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style:font-size-asian="13pt" style:font-size-complex="13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entury Schoolbook L"/>
    </style:style>
    <style:style style:name="T4" style:family="text">
      <style:text-properties style:font-name="Century Schoolbook L" fo:font-weight="bold"/>
    </style:style>
    <style:style style:name="T5" style:family="text">
      <style:text-properties fo:language="la" fo:country="VA" fo:font-style="italic"/>
    </style:style>
    <style:style style:name="T6" style:family="text">
      <style:text-properties fo:font-style="itali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weight="bold"/>
    </style:style>
    <style:style style:name="T9" style:family="text">
      <style:text-properties style:font-name="Liberation Serif" fo:language="la" fo:country="VA" fo:font-style="italic"/>
    </style:style>
    <style:style style:name="T10" style:family="text">
      <style:text-properties style:font-name="Liberation Serif" fo:font-size="13pt" fo:font-weight="bold" style:font-size-asian="13pt" style:font-size-complex="13pt"/>
    </style:style>
    <style:style style:name="T11" style:family="text">
      <style:text-properties style:font-name="Liberation Serif" fo:font-size="13pt" style:font-size-asian="13pt" style:font-size-complex="13pt"/>
    </style:style>
    <style:style style:name="T12" style:family="text">
      <style:text-properties style:font-name="Liberation Serif" fo:font-size="13pt" fo:language="en" fo:country="US" fo:font-style="italic" style:font-size-asian="13pt" style:font-size-complex="13pt"/>
    </style:style>
    <style:style style:name="T13" style:family="text">
      <style:text-properties style:font-name="Liberation Serif" fo:font-size="13pt" fo:font-style="italic" style:font-size-asian="13pt" style:font-size-complex="13pt"/>
    </style:style>
    <style:style style:name="T14" style:family="text">
      <style:text-properties style:font-name="Liberation Serif" fo:font-size="13pt" fo:language="fr" fo:country="FR" fo:font-style="italic" style:font-size-asian="13pt" style:font-size-complex="13pt"/>
    </style:style>
    <style:style style:name="T15" style:family="text">
      <style:text-properties style:font-name="Liberation Serif" fo:font-size="13pt" fo:language="la" fo:country="VA" fo:font-style="italic" style:font-size-asian="13pt" style:font-size-complex="13pt"/>
    </style:style>
    <style:style style:name="T16" style:family="text">
      <style:text-properties style:font-name="Liberation Serif" fo:language="en" fo:country="US" fo:font-style="italic"/>
    </style:style>
    <style:style style:name="T17" style:family="text">
      <style:text-properties style:font-name="Liberation Serif" fo:font-style="italic"/>
    </style:style>
    <style:style style:name="T18" style:family="text">
      <style:text-properties style:font-name="Liberation Serif" fo:language="fr" fo:country="FR" fo:font-style="italic"/>
    </style:style>
    <style:style style:name="T19" style:family="text">
      <style:text-properties fo:language="en" fo:country="US" fo:font-style="italic"/>
    </style:style>
    <style:style style:name="T20" style:family="text">
      <style:text-properties style:font-name="new athena unicode" fo:language="el" fo:country="GR" fo:font-style="italic"/>
    </style:style>
    <style:style style:name="T21" style:family="text">
      <style:text-properties fo:language="el" fo:country="GR" fo:font-style="italic"/>
    </style:style>
    <style:style style:name="T22" style:family="text">
      <style:text-properties fo:language="fr" fo:country="FR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"Філософія серця"</text:span> — основний традиційний напрям української філософії, який відображає специфіку ментальної свідомості, що проявляється в яскравих емоційних формах "кордоцентризму", пов'язуючи ентузіастичні настанови з чуттєвою сферою, з прагненням охопити в обмеженому безмежне, у відносному — абсолютне.</text:p>
      <text:p text:style-name="P1"/>
      <text:p text:style-name="P1"><text:span text:style-name="T2">Онтологія</text:span> –  наука, яка  займається вивченням фундаментальних  принципів буття, загальної сутності, категорії  сущого. </text:p>
      <text:p text:style-name="P1"/>
      <text:p text:style-name="P1"><text:span text:style-name="T1">Небуття́</text:span> — відсутність, заперечення буття, неіснування взагалі, неіснуюча реальність, абсолютний початок усього сущого. Ніщо — спосіб існування небуття. </text:p>
      <text:p text:style-name="P1"/>
      <text:p text:style-name="P1"><text:bookmark text:name="617"/><text:span text:style-name="T2">Суспільство </text:span>— це сукупність усіх видів взаємодії та форм об'єднання людей, що склалися історично, в якій знаходить вияв їх взаємозалежність один від одного.</text:p>
      <text:p text:style-name="P1"/>
      <text:p text:style-name="P1"><text:span text:style-name="T1">Абстра́кція</text:span> (лат. <text:span text:style-name="T5">abstractio</text:span> — відвернення) — одна з основних операцій мислення, а також метод наукового дослідження, що полягає в тому, що суб'єкт, відокремлюючи які-небудь ознаки об'єкту, що вивчається, відволікається від інших, не враховуються його неістотні сторони і ознаки.</text:p>
      <text:p text:style-name="P1"/>
      <text:p text:style-name="P1"><text:span text:style-name="T2">Мальтузіанство</text:span> - антинаукова теорія, заснована англ, священиком Мальтусом (1766 - 1834), к-рий стверджував, що зростання народонаселення нібито відбувається в геометричній, а зростання коштів існування - лише в арифметичній прогресії.В результаті цього виникає невідповідність між кількістю засобів існування і чисельністю населення, за Мальтус, повинно природно регулюватися за допомогою воєн, епідемій, обмеження шлюбів та ін способів скорочення населення.</text:p>
      <text:p text:style-name="P1"/>
      <text:p text:style-name="P1"><text:span text:style-name="T1">Креаціонізм</text:span> (англ. <text:span text:style-name="T19">creationism</text:span>) — віра в те, що світ, людина та різні форми життя на Землі створені вищою, надприродною силою. </text:p>
      <text:p text:style-name="P1"/>
      <text:p text:style-name="P1"><text:span text:style-name="T1">Герменевтика</text:span> (від грец. <text:span text:style-name="T21">ερμηνεύειν</text:span> — тлумачити) — у первісному значенні — напрям наукової діяльності, пов'язаний з дослідженням, поясненням, тлумаченням філологічних, а також філософських, історичних і релігійних текстів. У давньогрецькій філології та філософії — з тлумаченням Біблії, екзегезою; у протестантських теологів — з інтерпретацією священних текстів у їх полеміці з католицькими богословами.</text:p>
      <text:p text:style-name="P1"/>
      <text:p text:style-name="P1"><text:span text:style-name="T1">Екзистенціалі́зм</text:span> або <text:span text:style-name="T6">філософія існування</text:span> (фр. <text:span text:style-name="T22">existentialisme</text:span> від лат. <text:span text:style-name="T5">exsistentia</text:span> — існування) — напрям у філософії XX ст., що позиціонує і досліджує людину як унікальну духовну істоту, що здатна до вибору власної долі. Основним проявом <text:span text:style-name="T6">екзистенції</text:span> є свобода, яка визначається як відповідальність за результат свого вибору.</text:p>
      <text:p text:style-name="P1"/>
      <text:p text:style-name="P1"><text:span text:style-name="T2">Догматизм</text:span> (від грец. думка, вчення, рішення) - є одним із негативних виявів метафізичного способу мислення, якому властива підміна аналізу живої дійсності закостенілими, незмінними формулами. Це спосіб засвоєння і застосування знань, у якому те чи інше вчення або положення сприймаються як закінчена вічна істина, як догма, використовуються без урахування конкретних умов життя. Догматизм виходить з незмінних, раз і назавжди даних формул, знань, які не можуть збагачуватися в процесі розвитку пізнан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serif"/>
    <style:font-face style:name="new athena unicode" svg:font-family="'new athena unicode', athena, gentium, code2000, 'palatino linotype', serif"/>
    <style:font-face style:name="FreeSans1" svg:font-family="FreeSans" style:font-family-generic="swiss"/>
    <style:font-face style:name="Garuda" svg:font-family="Garud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06:42:04.522286137</meta:creation-date>
    <dc:date>2014-12-13T06:57:09.843780532</dc:date>
    <meta:editing-duration>P0D</meta:editing-duration>
    <meta:editing-cycles>1</meta:editing-cycles>
    <meta:document-statistic meta:table-count="0" meta:image-count="0" meta:object-count="0" meta:page-count="1" meta:paragraph-count="10" meta:word-count="353" meta:character-count="2823" meta:non-whitespace-character-count="2457"/>
    <meta:generator>LibreOffice/4.2.7.2$Linux_x86 LibreOffice_project/420m0$Build-2</meta:generator>
  </office:meta>
</office:document-meta>
</file>